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70000032C0DEF786ED90B4E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5.211cm" fo:min-width="9.152cm" draw:shadow-opacity="8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4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957cm" fo:min-width="9.025cm" draw:shadow-opacity="80%"/>
    </style:style>
    <style:style style:name="gr5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6.862cm" fo:min-width="8.517cm" draw:shadow-opacity="80%"/>
    </style:style>
    <style:style style:name="gr6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2.707cm" fo:min-width="8.517cm" draw:shadow-opacity="8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80%"/>
      <style:paragraph-properties fo:text-align="center"/>
    </style:style>
    <style:style style:name="P3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741cm" svg:x="4.176cm" svg:y="3.425cm">
          <draw:image xlink:href="Pictures/10000000000004370000032C0DEF786ED90B4E34.png" xlink:type="simple" xlink:show="embed" xlink:actuate="onLoad">
            <text:p/>
          </draw:image>
        </draw:frame>
        <draw:custom-shape draw:style-name="gr2" draw:text-style-name="P2" draw:layer="layout" svg:width="9.652cm" svg:height="5.461cm" svg:x="4.302cm" svg:y="5.82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636cm" svg:height="1.905cm" svg:x="5.21cm" svg:y="7.35cm">
          <draw:text-box>
            <text:p text:style-name="P3"><text:span text:style-name="T1">R </text:span><text:span text:style-name="T1">Scr</text:span><text:span text:style-name="T1">ipt </text:span><text:span text:style-name="T1">File</text:span><text:span text:style-name="T1">s</text:span></text:p>
          </draw:text-box>
        </draw:frame>
        <draw:custom-shape draw:style-name="gr4" draw:text-style-name="P2" draw:layer="layout" svg:width="9.525cm" svg:height="5.207cm" svg:x="4.429cm" svg:y="12.6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017cm" svg:height="7.112cm" svg:x="14.462cm" svg:y="10.7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017cm" svg:height="2.957cm" svg:x="14.462cm" svg:y="6.67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636cm" svg:height="3.302cm" svg:x="14.589cm" svg:y="6.588cm">
          <draw:text-box>
            <text:p text:style-name="P3"><text:span text:style-name="T1">Environme</text:span><text:span text:style-name="T1">nt/</text:span></text:p>
            <text:p text:style-name="P3"><text:span text:style-name="T1">History</text:span></text:p>
          </draw:text-box>
        </draw:frame>
        <draw:frame draw:style-name="gr8" draw:text-style-name="P6" draw:layer="layout" svg:width="5.51cm" svg:height="1.673cm" svg:x="6.412cm" svg:y="14.186cm">
          <draw:text-box>
            <text:p text:style-name="P5"><text:span text:style-name="T1">Console</text:span></text:p>
          </draw:text-box>
        </draw:frame>
        <draw:frame draw:style-name="gr8" draw:text-style-name="P4" draw:layer="layout" svg:width="6.365cm" svg:height="5.939cm" svg:x="15.859cm" svg:y="11.287cm">
          <draw:text-box>
            <text:p text:style-name="P3"><text:span text:style-name="T1">Files,</text:span></text:p>
            <text:p text:style-name="P3"><text:span text:style-name="T1">Plots,</text:span></text:p>
            <text:p text:style-name="P3"><text:span text:style-name="T1">Packages</text:span></text:p>
            <text:p text:style-name="P3"><text:span text:style-name="T1">&amp; Hel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4T14:02:04.588275044</meta:creation-date>
    <dc:date>2017-09-04T14:09:56.278102012</dc:date>
    <meta:editing-duration>PT7M52S</meta:editing-duration>
    <meta:editing-cycles>1</meta:editing-cycles>
    <meta:document-statistic meta:object-count="9"/>
    <meta:generator>LibreOffice/5.1.6.2$Linux_X86_64 LibreOffice_project/10m0$Build-2</meta:generator>
  </office:meta>
</office:document-meta>
</file>